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Mangal1" svg:font-family="Mangal"/>
    <style:font-face style:name="Courier New" svg:font-family="'Courier New'" style:font-adornments="Normale"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Default">
      <style:paragraph-properties fo:text-align="justify" style:justify-single-word="false"/>
      <style:text-properties style:font-name="Calibri" style:font-name-complex="Calibri1"/>
    </style:style>
    <style:style style:name="P3" style:family="paragraph" style:parent-style-name="Standard">
      <style:paragraph-properties fo:text-align="justify" style:justify-single-word="false"/>
      <style:text-properties fo:font-size="13pt" fo:font-weight="bold" style:font-size-asian="13pt" style:font-weight-asian="bold" style:font-name-complex="Calibri1" style:font-size-complex="13pt"/>
    </style:style>
    <style:style style:name="P4" style:family="paragraph" style:parent-style-name="Standard">
      <style:paragraph-properties fo:text-align="justify" style:justify-single-word="false"/>
      <style:text-properties fo:font-size="12pt" style:font-size-asian="12pt" style:font-name-complex="Calibri1" style:font-size-complex="13pt"/>
    </style:style>
    <style:style style:name="P5" style:family="paragraph" style:parent-style-name="Standard">
      <style:paragraph-properties fo:text-align="justify" style:justify-single-word="false"/>
      <style:text-properties fo:font-size="12pt" style:font-size-asian="12pt" style:font-name-complex="Calibri1" style:font-size-complex="14pt"/>
    </style:style>
    <style:style style:name="P6" style:family="paragraph" style:parent-style-name="Standard" style:list-style-name="WWNum9">
      <style:paragraph-properties fo:text-align="justify" style:justify-single-word="false"/>
      <style:text-properties fo:font-size="12pt" style:font-size-asian="12pt" style:font-name-complex="Calibri1" style:font-size-complex="14pt"/>
    </style:style>
    <style:style style:name="P7" style:family="paragraph" style:parent-style-name="Standard">
      <style:paragraph-properties fo:text-align="justify" style:justify-single-word="false"/>
      <style:text-properties fo:font-size="12pt" style:font-size-asian="12pt" style:font-name-complex="Calibri1" style:font-size-complex="12pt"/>
    </style:style>
    <style:style style:name="P8" style:family="paragraph" style:parent-style-name="Standard">
      <style:paragraph-properties fo:text-align="justify" style:justify-single-word="false"/>
      <style:text-properties fo:font-size="12pt" style:font-size-asian="12pt" style:font-name-complex="Calibri1" style:font-size-complex="12pt" style:font-style-complex="italic"/>
    </style:style>
    <style:style style:name="P9" style:family="paragraph" style:parent-style-name="Standard">
      <style:paragraph-properties fo:text-align="justify" style:justify-single-word="false"/>
      <style:text-properties fo:font-size="12pt" officeooo:rsid="000030e7" officeooo:paragraph-rsid="000030e7" style:font-size-asian="12pt" style:font-name-complex="Calibri1" style:font-size-complex="12pt"/>
    </style:style>
    <style:style style:name="P10" style:family="paragraph" style:parent-style-name="Standard">
      <style:paragraph-properties fo:text-align="justify" style:justify-single-word="false"/>
    </style:style>
    <style:style style:name="P11" style:family="paragraph" style:parent-style-name="Standard" style:list-style-name="WWNum8">
      <style:paragraph-properties fo:text-align="justify" style:justify-single-word="false"/>
    </style:style>
    <style:style style:name="P12" style:family="paragraph" style:parent-style-name="Standard" style:list-style-name="WWNum8">
      <style:paragraph-properties fo:text-align="justify" style:justify-single-word="false"/>
      <style:text-properties officeooo:rsid="000030e7" officeooo:paragraph-rsid="000030e7"/>
    </style:style>
    <style:style style:name="P13" style:family="paragraph" style:parent-style-name="Standard">
      <style:paragraph-properties fo:text-align="justify" style:justify-single-word="false"/>
      <style:text-properties officeooo:rsid="000030e7" officeooo:paragraph-rsid="000030e7"/>
    </style:style>
    <style:style style:name="P14" style:family="paragraph" style:parent-style-name="Standard" style:list-style-name="WWNum8">
      <style:paragraph-properties fo:text-align="justify" style:justify-single-word="false"/>
      <style:text-properties fo:font-weight="bold" officeooo:rsid="000030e7" officeooo:paragraph-rsid="000030e7" style:font-weight-asian="bold" style:font-weight-complex="bold"/>
    </style:style>
    <style:style style:name="P15" style:family="paragraph" style:parent-style-name="Standard">
      <style:paragraph-properties fo:text-align="justify" style:justify-single-word="false"/>
      <style:text-properties fo:font-weight="bold" officeooo:rsid="000030e7" officeooo:paragraph-rsid="000030e7" style:font-weight-asian="bold" style:font-weight-complex="bold"/>
    </style:style>
    <style:style style:name="P16" style:family="paragraph" style:parent-style-name="Standard">
      <style:paragraph-properties fo:margin-top="0cm" fo:margin-bottom="0cm" loext:contextual-spacing="false" fo:line-height="100%"/>
      <style:text-properties fo:font-size="13pt" fo:font-weight="bold" style:font-size-asian="13pt" style:font-weight-asian="bold" style:font-name-complex="Calibri1" style:font-size-complex="13pt"/>
    </style:style>
    <style:style style:name="P17" style:family="paragraph" style:parent-style-name="List_20_Paragraph">
      <style:paragraph-properties fo:text-align="justify" style:justify-single-word="false"/>
    </style:style>
    <style:style style:name="P18" style:family="paragraph" style:parent-style-name="List_20_Paragraph" style:list-style-name="WWNum8">
      <style:paragraph-properties fo:text-align="justify" style:justify-single-word="false"/>
    </style:style>
    <style:style style:name="P19" style:family="paragraph" style:parent-style-name="List_20_Paragraph" style:list-style-name="WWNum9">
      <style:paragraph-properties fo:text-align="justify" style:justify-single-word="false"/>
      <style:text-properties fo:font-size="12pt" style:font-size-asian="12pt" style:font-name-complex="Calibri1" style:font-size-complex="14pt"/>
    </style:style>
    <style:style style:name="P20" style:family="paragraph" style:parent-style-name="Default">
      <style:paragraph-properties fo:text-align="justify" style:justify-single-word="false"/>
      <style:text-properties style:font-name="Calibri" fo:font-size="13pt" fo:font-weight="bold" style:font-size-asian="13pt" style:font-weight-asian="bold" style:font-name-complex="Calibri1" style:font-size-complex="13pt"/>
    </style:style>
    <style:style style:name="P21" style:family="paragraph" style:parent-style-name="Default">
      <style:paragraph-properties fo:text-align="justify" style:justify-single-word="false"/>
      <style:text-properties style:font-name="Calibri" style:font-name-complex="Calibri1" style:font-size-complex="14pt"/>
    </style:style>
    <style:style style:name="T1" style:family="text">
      <style:text-properties fo:font-size="12pt" style:font-size-asian="12pt" style:font-name-complex="Calibri1" style:font-size-complex="12pt"/>
    </style:style>
    <style:style style:name="T2" style:family="text">
      <style:text-properties fo:font-size="12pt" style:font-size-asian="12pt" style:font-name-complex="Calibri1" style:font-size-complex="12pt" style:font-style-complex="italic"/>
    </style:style>
    <style:style style:name="T3" style:family="text">
      <style:text-properties fo:font-size="12pt" officeooo:rsid="000030e7" style:font-size-asian="12pt" style:font-name-complex="Calibri1" style:font-size-complex="12pt"/>
    </style:style>
    <style:style style:name="T4" style:family="text">
      <style:text-properties fo:font-size="12pt" fo:font-weight="bold" style:font-size-asian="12pt" style:font-weight-asian="bold" style:font-name-complex="Calibri1" style:font-size-complex="12pt"/>
    </style:style>
    <style:style style:name="T5" style:family="text">
      <style:text-properties fo:font-size="12pt" fo:font-weight="bold" style:font-size-asian="12pt" style:font-weight-asian="bold" style:font-name-complex="Calibri1" style:font-size-complex="12pt" style:font-style-complex="italic"/>
    </style:style>
    <style:style style:name="T6" style:family="text">
      <style:text-properties fo:font-size="12pt" fo:font-weight="bold" officeooo:rsid="000030e7" style:font-size-asian="12pt" style:font-weight-asian="bold" style:font-name-complex="Calibri1" style:font-size-complex="12pt"/>
    </style:style>
    <style:style style:name="T7" style:family="text">
      <style:text-properties fo:font-size="12pt" fo:font-style="italic" style:font-size-asian="12pt" style:font-style-asian="italic" style:font-name-complex="Calibri1" style:font-size-complex="12pt" style:font-style-complex="italic"/>
    </style:style>
    <style:style style:name="T8" style:family="text">
      <style:text-properties fo:font-size="12pt" fo:font-weight="normal" officeooo:rsid="000030e7" style:font-size-asian="12pt" style:font-weight-asian="normal" style:font-name-complex="Calibri1" style:font-size-complex="12pt" style:font-weight-complex="normal"/>
    </style:style>
    <style:style style:name="T9" style:family="text">
      <style:text-properties officeooo:rsid="000030e7"/>
    </style:style>
    <style:style style:name="T10" style:family="text">
      <style:text-properties fo:color="#000000" fo:font-size="12pt" fo:font-weight="bold" style:font-size-asian="12pt" style:font-weight-asian="bold" style:font-name-complex="Calibri1"/>
    </style:style>
    <style:style style:name="T11" style:family="text">
      <style:text-properties fo:color="#000000" fo:font-size="12pt" fo:font-weight="bold" style:font-size-asian="12pt" style:font-weight-asian="bold" style:font-name-complex="Calibri1" style:font-weight-complex="bold"/>
    </style:style>
    <style:style style:name="T12" style:family="text">
      <style:text-properties fo:color="#000000" fo:font-size="12pt" style:font-size-asian="12pt" style:font-name-complex="Calibri1"/>
    </style:style>
    <style:style style:name="T13" style:family="text">
      <style:text-properties fo:color="#000000" fo:font-size="12pt" officeooo:rsid="000030e7" style:font-size-asian="12pt" style:font-name-complex="Calibri1"/>
    </style:style>
    <style:style style:name="T14" style:family="text">
      <style:text-properties fo:color="#000000" fo:font-size="12pt" style:text-underline-style="none" fo:font-weight="bold" style:font-size-asian="12pt" style:font-weight-asian="bold" style:font-name-complex="Calibri1"/>
    </style:style>
    <style:style style:name="T15" style:family="text">
      <style:text-properties fo:color="#000000" fo:font-size="12pt" fo:font-weight="normal" style:font-size-asian="12pt" style:font-weight-asian="normal" style:font-name-complex="Calibri1" style:font-weight-complex="normal"/>
    </style:style>
    <style:style style:name="T16" style:family="text">
      <style:text-properties fo:font-weight="bold" style:font-weight-asian="bold"/>
    </style:style>
    <style:style style:name="T17" style:family="text">
      <style:text-properties fo:font-weight="normal" style:font-weight-asian="normal" style:font-weight-complex="normal"/>
    </style:style>
    <style:style style:name="T18" style:family="text">
      <style:text-properties officeooo:rsid="000030e7"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attern utilizzati</text:p>
      <text:p text:style-name="P4">Facendo riferimento al sito abbiamo considerato diversi design pattern che potenzialmente useremo per il nostro sistema, per ognuno di essi è allegata una breve descrizione.</text:p>
      <text:p text:style-name="Standard"/>
      <text:p text:style-name="Standard"/>
      <text:p text:style-name="Standard"/>
      <text:list xml:id="list1157587579" text:style-name="WWNum8">
        <text:list-item>
          <text:p text:style-name="P11"><text:span text:style-name="T10">Error pages: </text:span><text:span text:style-name="T12">usato per comunicare all’utente che si è verificato un errore in qualche azioni.</text:span></text:p>
        </text:list-item>
      </text:list>
      <text:p text:style-name="Standard"/>
      <text:p text:style-name="Standard"/>
      <text:list xml:id="list104821654994279" text:continue-numbering="true" text:style-name="WWNum8">
        <text:list-item>
          <text:p text:style-name="P11"><text:a xlink:type="simple" xlink:href="http://ui-patterns.com/patterns/inline-hints/examples" text:style-name="Internet_20_link" text:visited-style-name="Visited_20_Internet_20_Link"><text:span text:style-name="T14">Inline Hints</text:span></text:a><text:span text:style-name="T10">: </text:span><text:span text:style-name="T12">nelle caselle da compilare ci avvaliamo di questo pattern per far comprendere all’utente che deve inserire un determinato dato in quello spazio.</text:span></text:p>
        </text:list-item>
      </text:list>
      <text:p text:style-name="Standard"/>
      <text:p text:style-name="Standard"/>
      <text:list xml:id="list104821279439825" text:continue-numbering="true" text:style-name="WWNum8">
        <text:list-item>
          <text:p text:style-name="P11"><text:span text:style-name="T10">Navigation Tabs: </text:span><text:span text:style-name="T12">usato per il menù principale dal quale è possibile raggiungere ogni pagina del sito.</text:span></text:p>
        </text:list-item>
      </text:list>
      <text:p text:style-name="Standard"/>
      <text:p text:style-name="Standard"/>
      <text:list xml:id="list104821684705270" text:continue-numbering="true" text:style-name="WWNum8">
        <text:list-item>
          <text:p text:style-name="P11"><text:span text:style-name="T10">Home Link: </text:span><text:span text:style-name="T12">pattern utilizzato per raggiungere in qualsiasi momento la pagina principale del sito.</text:span></text:p>
        </text:list-item>
      </text:list>
      <text:p text:style-name="Standard"/>
      <text:p text:style-name="Standard"/>
      <text:list xml:id="list104822011111020" text:continue-numbering="true" text:style-name="WWNum8">
        <text:list-item>
          <text:p text:style-name="P18"><text:a xlink:type="simple" xlink:href="http://ui-patterns.com/patterns/categorization/examples" text:style-name="Internet_20_link" text:visited-style-name="Visited_20_Internet_20_Link"><text:span text:style-name="T14">Categorization</text:span></text:a><text:span text:style-name="T10">: </text:span><text:span text:style-name="T12">utilizziamo questo pattern per dividere le sezioni del sito per categorie.</text:span></text:p>
        </text:list-item>
      </text:list>
      <text:p text:style-name="P17"><text:span text:style-name="T12"/></text:p>
      <text:p text:style-name="P17"><text:span text:style-name="T12"/></text:p>
      <text:list xml:id="list104822087526537" text:continue-numbering="true" text:style-name="WWNum8">
        <text:list-item>
          <text:p text:style-name="P11"><text:span text:style-name="T10">Slideshow: </text:span><text:span text:style-name="T12">la slide mostrata nella pagina principale che mette al corrente l’utente delle eventuali </text:span><text:span text:style-name="T13">informaxioni riguardanti il sito.</text:span></text:p>
        </text:list-item>
      </text:list>
      <text:p text:style-name="P1"><text:span text:style-name="T12"/></text:p>
      <text:p text:style-name="P1"><text:span text:style-name="T12"/></text:p>
      <text:list xml:id="list104821811934937" text:continue-numbering="true" text:style-name="WWNum8">
        <text:list-item>
          <text:p text:style-name="P11"><text:span text:style-name="T10">Social Prof: </text:span><text:span text:style-name="T12">pattern utilizzato per i collegamenti ai vari social a cui è affiliato il sito web.</text:span></text:p>
        </text:list-item>
      </text:list>
      <text:p text:style-name="P1"><text:span text:style-name="T12"/></text:p>
      <text:p text:style-name="P1"><text:span text:style-name="T12"/></text:p>
      <text:list xml:id="list104822856906549" text:continue-numbering="true" text:style-name="WWNum8">
        <text:list-item>
          <text:p text:style-name="P12"><text:span text:style-name="T11">Article page: </text:span><text:span text:style-name="T12">pattern utilizzato per visualizzare news/articoli dei quali si è interessati.</text:span></text:p>
          <text:p text:style-name="P12"><text:span text:style-name="T12"/></text:p>
        </text:list-item>
      </text:list>
      <text:p text:style-name="P13"><text:span text:style-name="T12"/></text:p>
      <text:list xml:id="list104822192754652" text:continue-numbering="true" text:style-name="WWNum8">
        <text:list-item>
          <text:p text:style-name="P14"><text:span text:style-name="T12">Articles view: </text:span><text:span text:style-name="T15">pagina nella quale sono presenti tutti gli articoli.</text:span></text:p>
        </text:list-item>
      </text:list>
      <text:p text:style-name="P15"><text:span text:style-name="T15"/></text:p>
      <text:p text:style-name="P15"><text:span text:style-name="T15"/></text:p>
      <text:list xml:id="list104823152085078" text:continue-numbering="true" text:style-name="WWNum8">
        <text:list-item>
          <text:p text:style-name="P14"><text:span text:style-name="T12">Forum secton: </text:span><text:span text:style-name="T15">pagina dalla quale l’utente potrà raggiumhere il forum vollegato al sito.</text:span></text:p>
        </text:list-item>
      </text:list>
      <text:p text:style-name="P15"><text:span text:style-name="T15"/></text:p>
      <text:p text:style-name="P15"><text:span text:style-name="T15"/></text:p>
      <text:list xml:id="list104821046651480" text:continue-numbering="true" text:style-name="WWNum8">
        <text:list-item>
          <text:p text:style-name="P14"><text:span text:style-name="T12">Article edit: </text:span><text:span text:style-name="T15">pagina dalla quale è possibile vreare/modificare un proprio articolo per poi pubblicarlo sul sito.</text:span></text:p>
        </text:list-item>
      </text:list>
      <text:p text:style-name="P15"><text:span text:style-name="T15"/></text:p>
      <text:p text:style-name="P15"><text:span text:style-name="T15"/></text:p>
      <text:list xml:id="list104822414980980" text:continue-numbering="true" text:style-name="WWNum8">
        <text:list-item>
          <text:p text:style-name="P14"><text:span text:style-name="T12">User page: </text:span><text:span text:style-name="T15">pagina utilizzata dall’utente per poter visionare/modificare il proprio profilo, ed accedere ai propri articoli.</text:span></text:p>
        </text:list-item>
      </text:list>
      <text:p text:style-name="P15"><text:span text:style-name="T15"/></text:p>
      <text:p text:style-name="P15"><text:span text:style-name="T15"/></text:p>
      <text:list xml:id="list104822108413517" text:continue-numbering="true" text:style-name="WWNum8">
        <text:list-item>
          <text:p text:style-name="P14"><text:span text:style-name="T12">Search form: </text:span><text:span text:style-name="T15">pattern utilizzato e presemte su ogni pagina per poter ricercare un articolo.</text:span></text:p>
        </text:list-item>
      </text:list>
      <text:p text:style-name="P15"><text:span text:style-name="T15"/></text:p>
      <text:p text:style-name="P15"><text:span text:style-name="T15"/></text:p>
      <text:p text:style-name="P15"><text:span text:style-name="T15"/></text:p>
      <text:p text:style-name="Standard"><text:soft-page-break/></text:p>
      <text:p text:style-name="Standard"/>
      <text:p text:style-name="Standard"/>
      <text:p text:style-name="Standard"/>
      <text:p text:style-name="P16"><text:span text:style-name="T9">R</text:span>elazione sulla tecnica di valutazione del design che avete adottato per valutare</text:p>
      <text:p text:style-name="P16">l’usabilità del sistema rispetto ai task e agli scenari d’uso e sulle iterazioni che si</text:p>
      <text:p text:style-name="P20">sono rese necessarie prima di arrivare ai paper sketch finali.</text:p>
      <text:p text:style-name="P2"/>
      <text:p text:style-name="P21">Come tecnica di valutazione del design abbiamo scelto il Cognitive Walkthrough (Sondaggio cognitivo), che valuta quanto il design supporti l'utente nell'apprendimento dei task.</text:p>
      <text:p text:style-name="P21">Per ogni task viene specificata la lista completa delle azioni necessarie per completarlo utilizzando il prototipo.</text:p>
      <text:p text:style-name="P5">Inoltre, per una miglior resa della valutazione, per ogni task, verrà richiesto di rispondere alle seguenti domande:</text:p>
      <text:list xml:id="list3005628106" text:style-name="WWNum9">
        <text:list-item>
          <text:p text:style-name="P19">L’utente tenterà di produrre l’effetto che produce l’azione?</text:p>
        </text:list-item>
        <text:list-item>
          <text:p text:style-name="P19">L’utente noterà che è disponibile sull’interfaccia la corretta azione da eseguire per raggiungere l’obiettivo del compito?</text:p>
        </text:list-item>
        <text:list-item>
          <text:p text:style-name="P19">Se l’utente troverà l’azione corretta sull’interfaccia, saprà che è quella giusta per ottenere l’effetto che sta tentando di produrre?</text:p>
        </text:list-item>
        <text:list-item>
          <text:p text:style-name="P6">Una volta eseguita l’azione, l’utente comprenderà il feedback che ottiene? Assocerà il risultato dell’azione con il conseguimento dell’obiettivo?</text:p>
        </text:list-item>
      </text:list>
      <text:p text:style-name="P5"/>
      <text:p text:style-name="P5"/>
      <text:p text:style-name="P5"/>
      <text:p text:style-name="P5"/>
      <text:p text:style-name="P5"><text:span text:style-name="T4">Task</text:span><text:span text:style-name="T1">: </text:span><text:span text:style-name="T18">Bullismo page</text:span></text:p>
      <text:p text:style-name="P1"><text:span text:style-name="T4">Azione:</text:span><text:span text:style-name="T1"> Premere la voce “</text:span><text:span text:style-name="T3">Bullismo</text:span><text:span text:style-name="T1">” dal menù</text:span></text:p>
      <text:p text:style-name="P1"><text:span text:style-name="T4">Domanda 1</text:span><text:span text:style-name="T1">: </text:span><text:span text:style-name="T4">L’utente tenterà di produrre l’effetto che produce l’azione?</text:span></text:p>
      <text:p text:style-name="P1"><text:span text:style-name="T2">Si, L’interfaccia è chiara all'utente, l'azione da eseguire risponde alle aspettative</text:span><text:span text:style-name="T7">.</text:span></text:p>
      <text:p text:style-name="P1"><text:span text:style-name="T5">Domanda 2: </text:span><text:span text:style-name="T4">L’utente noterà che è disponibile sull’interfaccia la corretta azione da eseguire per raggiungere l’obiettivo del compito?</text:span></text:p>
      <text:p text:style-name="P7">La voce “<text:span text:style-name="T9">Bullismo”</text:span> è visibile sul <text:span text:style-name="T9">menu’.</text:span></text:p>
      <text:p text:style-name="P1"><text:span text:style-name="T4">Domanda 3</text:span><text:span text:style-name="T1">: </text:span><text:span text:style-name="T4">Se l’utente troverà l’azione corretta sull’interfaccia, saprà che è quella giusta per ottenere l’effetto che sta tentando di produrre?</text:span></text:p>
      <text:p text:style-name="P8">Si, l’utente capirà che l’azione è corretta dato che non ci sono altri pulsanti uguali a quello selezionato e l’azione produrrà un risultato che informa l’utente.</text:p>
      <text:p text:style-name="P1"><text:span text:style-name="T5">Domanda 4: </text:span><text:span text:style-name="T4">Una volta eseguita l’azione, l’utente comprenderà il feedback che ottiene? Assocerà il risultato dell’azione con il conseguimento dell’obiettivo?</text:span></text:p>
      <text:p text:style-name="P7">Si, il feedback ottenuto è chiaro, infatti una volta selezionata la voce “<text:span text:style-name="T9">Bullismo</text:span>” l’interfaccia mostrerà tutte le informazioni sul <text:span text:style-name="T9">Bullismo con relativo titolo in alto nella pagina che richiama la voce premuta nel menu’.</text:span></text:p>
      <text:p text:style-name="P7"/>
      <text:p text:style-name="P7"/>
      <text:p text:style-name="P7"/>
      <text:p text:style-name="P7"/>
      <text:p text:style-name="P7"/>
      <text:p text:style-name="P7"><text:span text:style-name="T4">Task</text:span><text:span text:style-name="T1">: </text:span><text:span text:style-name="T9">CyberBullismo page</text:span></text:p>
      <text:p text:style-name="P1"><text:span text:style-name="T4">Azione:</text:span><text:span text:style-name="T1"> Premere la voce “</text:span><text:span text:style-name="T3">CyberBullismo</text:span><text:span text:style-name="T1">” dal menù</text:span></text:p>
      <text:p text:style-name="P1"><text:span text:style-name="T4">Domanda 1</text:span><text:span text:style-name="T1">: </text:span><text:span text:style-name="T4">L’utente tenterà di produrre l’effetto che produce l’azione?</text:span></text:p>
      <text:p text:style-name="P1"><text:span text:style-name="T2">Si, L’interfaccia è chiara all'utente, l'azione da eseguire risponde alle aspettative</text:span><text:span text:style-name="T7">.</text:span></text:p>
      <text:p text:style-name="P1"><text:span text:style-name="T5">Domanda 2: </text:span><text:span text:style-name="T4">L’utente noterà che è disponibile sull’interfaccia la corretta azione da eseguire per raggiungere l’obiettivo del compito?</text:span></text:p>
      <text:p text:style-name="P7"><text:soft-page-break/>La voce “<text:span text:style-name="T9">CyberBullismo</text:span>” è visibile sul menù.</text:p>
      <text:p text:style-name="P1"><text:span text:style-name="T4">Domanda 3</text:span><text:span text:style-name="T1">: </text:span><text:span text:style-name="T4">Se l’utente troverà l’azione corretta sull’interfaccia, saprà che è quella giusta per ottenere l’effetto che sta tentando di produrre?</text:span></text:p>
      <text:p text:style-name="P8">Si, l’utente capirà che l’azione è corretta dato che non ci sono altri pulsanti uguali a quello selezionato e l’azione produrrà un risultato che informa l’utente.</text:p>
      <text:p text:style-name="P1"><text:span text:style-name="T5">Domanda 4: </text:span><text:span text:style-name="T4">Una volta eseguita l’azione, l’utente comprenderà il feedback che ottiene? Assocerà il risultato dell’azione con il conseguimento dell’obiettivo?</text:span></text:p>
      <text:p text:style-name="P7">Si, il feedback ottenuto è chiaro, infatti una volta selezionata la voce “<text:span text:style-name="T9">CyberBullismo</text:span>” l’interfaccia mostrerà tutte le informazioni sul <text:span text:style-name="T9">CyberBullismo con relativo titolo in alto nella pagina che richiama la voce premuta nel menu’.</text:span></text:p>
      <text:p text:style-name="P7"/>
      <text:p text:style-name="P7"/>
      <text:p text:style-name="P7"/>
      <text:p text:style-name="P7"><text:span text:style-name="T4">Task</text:span><text:span text:style-name="T1">: </text:span><text:span text:style-name="T9">Chiedi Aiuto page</text:span></text:p>
      <text:p text:style-name="P1"><text:span text:style-name="T4">Azione</text:span><text:span text:style-name="T6">:</text:span><text:span text:style-name="T1"> Premere la voce “</text:span><text:span text:style-name="T3">Chiedi aiuto</text:span><text:span text:style-name="T1">” dal menù</text:span></text:p>
      <text:p text:style-name="P1"><text:span text:style-name="T4">Domanda 1</text:span><text:span text:style-name="T1">: </text:span><text:span text:style-name="T4">L’utente tenterà di produrre l’effetto che produce l’azione?</text:span></text:p>
      <text:p text:style-name="P1"><text:span text:style-name="T2">Si, L’interfaccia è chiara all'utente, l'azione da eseguire risponde alle aspettative</text:span><text:span text:style-name="T7">.</text:span></text:p>
      <text:p text:style-name="P1"><text:span text:style-name="T5">Domanda 2: </text:span><text:span text:style-name="T4">L’utente noterà che è disponibile sull’interfaccia la corretta azione da eseguire per raggiungere l’obiettivo del compito?</text:span></text:p>
      <text:p text:style-name="P7">La voce “<text:span text:style-name="T9">Chiedi aiuto”</text:span> è visibile sul menù.</text:p>
      <text:p text:style-name="P1"><text:span text:style-name="T4">Domanda 3</text:span><text:span text:style-name="T1">: </text:span><text:span text:style-name="T4">Se l’utente troverà l’azione corretta sull’interfaccia, saprà che è quella giusta per ottenere l’effetto che sta tentando di produrre?</text:span></text:p>
      <text:p text:style-name="P8">Si, l’utente capirà che l’azione è corretta dato che non ci sono altri pulsanti uguali a quello selezionato e l’azione produrrà un risultato che informa l’utente.</text:p>
      <text:p text:style-name="P1"><text:span text:style-name="T5">Domanda 4: </text:span><text:span text:style-name="T4">Una volta eseguita l’azione, l’utente comprenderà il feedback che ottiene? Assocerà il risultato dell’azione con il conseguimento dell’obiettivo?</text:span></text:p>
      <text:p text:style-name="P7">Si, il feedback ottenuto è chiaro, infatti una volta selezionata la voce “<text:span text:style-name="T9">Chiedi aiuto</text:span>” l’interfaccia mostrerà tutt<text:span text:style-name="T9">i gli articoli scritti e con una voce presente nella pagina in forma di bottone con un teso chiaro che esplicita la funzione di poter scrivere una propria storia, l’utente avrà la possibilità di scrivere la propria storia.</text:span></text:p>
      <text:p text:style-name="P7"/>
      <text:p text:style-name="P7"/>
      <text:p text:style-name="P9"><text:span text:style-name="T16">Task: </text:span><text:span text:style-name="T17">ricerca</text:span></text:p>
      <text:p text:style-name="P1"><text:span text:style-name="T4">Azione</text:span><text:span text:style-name="T6">: </text:span><text:span text:style-name="T8">seleziona la barra di ricerca in alto nella pagina , e inizia a digitare parole chiavi per trovare un dato articolo.</text:span></text:p>
      <text:p text:style-name="P1"><text:span text:style-name="T4">Domanda 1</text:span><text:span text:style-name="T1">: </text:span><text:span text:style-name="T4">L’utente tenterà di produrre l’effetto che produce l’azione?</text:span></text:p>
      <text:p text:style-name="P1"><text:span text:style-name="T2">Si, L’interfaccia è chiara all'utente, l'azione da eseguire risponde alle aspettative</text:span><text:span text:style-name="T7">.</text:span></text:p>
      <text:p text:style-name="P1"><text:span text:style-name="T5">Domanda 2: </text:span><text:span text:style-name="T4">L’utente noterà che è disponibile sull’interfaccia la corretta azione da eseguire per raggiungere l’obiettivo del compito?</text:span></text:p>
      <text:p text:style-name="P7">La <text:span text:style-name="T9">Search bar è presente in ogni pagina eccetto registrazione login e profilo utente.</text:span></text:p>
      <text:p text:style-name="P1"><text:span text:style-name="T4">Domanda 3</text:span><text:span text:style-name="T1">: </text:span><text:span text:style-name="T4">Se l’utente troverà l’azione corretta sull’interfaccia, saprà che è quella giusta per ottenere l’effetto che sta tentando di produrre?</text:span></text:p>
      <text:p text:style-name="P8">Si, l’utente capirà che l’azione è corretta dato che non ci sono altri pulsanti uguali a quello selezionato e l’azione produrrà un risultato che informa l’utente.</text:p>
      <text:p text:style-name="P1"><text:span text:style-name="T5">Domanda 4: </text:span><text:span text:style-name="T4">Una volta eseguita l’azione, l’utente comprenderà il feedback che ottiene? Assocerà il risultato dell’azione con il conseguimento dell’obiettivo?</text:span></text:p>
      <text:p text:style-name="P7">Si, il feedback ottenuto è chiaro, infatti u<text:span text:style-name="T9">na volta premuto il tasto invio o una volta còiccato il pulsante ricerca,</text:span> l’interfaccia mostrerà tutte le informazioni sul<text:span text:style-name="T9">l’articolo relativo alle parole chiave inserite.</text:span></text:p>
      <text:p text:style-name="P7"/>
      <text:p text:style-name="P7"/>
      <text:p text:style-name="P7"/>
      <text:p text:style-name="P7"><text:soft-page-break/></text:p>
      <text:p text:style-name="P7"><text:span text:style-name="T4">Task</text:span><text:span text:style-name="T1">: </text:span><text:span text:style-name="T9">Gestione articoli</text:span></text:p>
      <text:p text:style-name="P1"><text:span text:style-name="T4">Azione</text:span><text:span text:style-name="T6"> A: </text:span><text:span text:style-name="T8">nella pagina “chiedi aiuto” l’utente clicca il bottone “scrivi la tua storia”</text:span></text:p>
      <text:p text:style-name="P1"><text:span text:style-name="T4">Domanda 1</text:span><text:span text:style-name="T1">: </text:span><text:span text:style-name="T4">L’utente tenterà di produrre l’effetto che produce l’azione?</text:span></text:p>
      <text:p text:style-name="P1"><text:span text:style-name="T2">Si, L’interfaccia è chiara all'utente, l'azione da eseguire risponde alle aspettative</text:span><text:span text:style-name="T7">.</text:span></text:p>
      <text:p text:style-name="P1"><text:span text:style-name="T5">Domanda 2: </text:span><text:span text:style-name="T4">L’utente noterà che è disponibile sull’interfaccia la corretta azione da eseguire per raggiungere l’obiettivo del compito?</text:span></text:p>
      <text:p text:style-name="P7"><text:span text:style-name="T9">Il bottone “scrivi la rua storia</text:span>” è visibile s<text:span text:style-name="T9">ulla pagina.</text:span></text:p>
      <text:p text:style-name="P1"><text:span text:style-name="T4">Domanda 3</text:span><text:span text:style-name="T1">: </text:span><text:span text:style-name="T4">Se l’utente troverà l’azione corretta sull’interfaccia, saprà che è quella giusta per ottenere l’effetto che sta tentando di produrre?</text:span></text:p>
      <text:p text:style-name="P8">Si, l’utente capirà che l’azione è corretta dato che non ci sono altri pulsanti uguali a quello selezionato e l’azione produrrà un risultato che informa l’utente.</text:p>
      <text:p text:style-name="P1"><text:span text:style-name="T5">Domanda 4: </text:span><text:span text:style-name="T4">Una volta eseguita l’azione, l’utente comprenderà il feedback che ottiene? Assocerà il risultato dell’azione con il conseguimento dell’obiettivo?</text:span></text:p>
      <text:p text:style-name="P7">Si, il feedback ottenuto è chiaro, infatti una volta <text:span text:style-name="T9">premuto il bottone</text:span> “<text:span text:style-name="T9">scrivi la tua storia</text:span>” l’interfaccia mostrerà <text:span text:style-name="T9">il form relativo per la scrittura corretta di una propria storia.</text:span></text:p>
      <text:p text:style-name="P7"/>
      <text:p text:style-name="P7"/>
      <text:p text:style-name="P7"><text:span text:style-name="T4"/></text:p>
      <text:p text:style-name="P1"><text:span text:style-name="T4">Azione </text:span><text:span text:style-name="T6">B: </text:span><text:span text:style-name="T8">modifica della propria storia.</text:span></text:p>
      <text:p text:style-name="P1"><text:span text:style-name="T4">Domanda 1</text:span><text:span text:style-name="T1">: </text:span><text:span text:style-name="T4">L’utente tenterà di produrre l’effetto che produce l’azione?</text:span></text:p>
      <text:p text:style-name="P1"><text:span text:style-name="T2">Si, L’interfaccia è chiara all'utente, l'azione da eseguire risponde alle aspettative</text:span><text:span text:style-name="T7">.</text:span></text:p>
      <text:p text:style-name="P1"><text:span text:style-name="T5">Domanda 2: </text:span><text:span text:style-name="T4">L’utente noterà che è disponibile sull’interfaccia la corretta azione da eseguire per raggiungere l’obiettivo del compito?</text:span></text:p>
      <text:p text:style-name="P7">La voce “<text:span text:style-name="T9">Modifica” è presemte nella pagima del proprio profilo sotto l’elenco delle storie scritte.</text:span></text:p>
      <text:p text:style-name="P1"><text:span text:style-name="T4">Domanda 3</text:span><text:span text:style-name="T1">: </text:span><text:span text:style-name="T4">Se l’utente troverà l’azione corretta sull’interfaccia, saprà che è quella giusta per ottenere l’effetto che sta tentando di produrre?</text:span></text:p>
      <text:p text:style-name="P8">Si, l’utente capirà che l’azione è corretta dato che non ci sono altri pulsanti uguali a quello selezionato e l’azione produrrà un risultato che informa l’utente.</text:p>
      <text:p text:style-name="P1"><text:span text:style-name="T5">Domanda 4: </text:span><text:span text:style-name="T4">Una volta eseguita l’azione, l’utente comprenderà il feedback che ottiene? Assocerà il risultato dell’azione con il conseguimento dell’obiettivo</text:span></text:p>
      <text:p text:style-name="P7">Si, il feedback ottenuto è chiaro, infatti una volta selezionata la voce “<text:span text:style-name="T9">modifica” l’utente avrà avanti a se il proprio articolo scritto e la possobilità , tramite form relativo, di modificare le varie parti.</text:span></text:p>
      <text:p text:style-name="P7"/>
      <text:p text:style-name="P7"/>
      <text:p text:style-name="P7"/>
      <text:p text:style-name="P7"><text:span text:style-name="T4"/></text:p>
      <text:p text:style-name="P1"><text:span text:style-name="T4">Azione </text:span><text:span text:style-name="T6">C: </text:span><text:span text:style-name="T8">cancellazione della propria storia</text:span></text:p>
      <text:p text:style-name="P1"><text:span text:style-name="T4">Domanda 1</text:span><text:span text:style-name="T1">: </text:span><text:span text:style-name="T4">L’utente tenterà di produrre l’effetto che produce l’azione?</text:span></text:p>
      <text:p text:style-name="P1"><text:span text:style-name="T2">Si, L’interfaccia è chiara all'utente, l'azione da eseguire risponde alle aspettative</text:span><text:span text:style-name="T7">.</text:span></text:p>
      <text:p text:style-name="P1"><text:span text:style-name="T5">Domanda 2: </text:span><text:span text:style-name="T4">L’utente noterà che è disponibile sull’interfaccia la corretta azione da eseguire per raggiungere l’obiettivo del compito?</text:span></text:p>
      <text:p text:style-name="P9">Il bottone “cancella” storia è raggiungibile tramite il profilo utente ,sotto l’elenco delle proprie storie</text:p>
      <text:p text:style-name="P1"><text:span text:style-name="T4">Domanda 3</text:span><text:span text:style-name="T1">: </text:span><text:span text:style-name="T4">Se l’utente troverà l’azione corretta sull’interfaccia, saprà che è quella giusta per ottenere l’effetto che sta tentando di produrre?</text:span></text:p>
      <text:p text:style-name="P8">Si, l’utente capirà che l’azione è corretta dato che non ci sono altri pulsanti uguali a quello selezionato e l’azione produrrà un risultato che informa l’utente.</text:p>
      <text:p text:style-name="P1"><text:span text:style-name="T5">Domanda 4: </text:span><text:span text:style-name="T4">Una volta eseguita l’azione, l’utente comprenderà il feedback che ottiene? Assocerà il risultato dell’azione con il conseguimento dell’obiettivo?</text:span></text:p>
      <text:p text:style-name="P7">Si, il feedback ottenuto è chiaro, infatti una volta <text:span text:style-name="T9">cliccato il bottone “cancella</text:span>” l’interfaccia mostrerà <text:span text:style-name="T9">una finestra dalla quale è possibile confermare o annullare l’operazione; una volta </text:span><text:soft-page-break/><text:span text:style-name="T9">confermata l’utente potrà vedere la comferma dell’avvenuta cancellazione grazie a una finestra dialogo che comfermerà l’avvenuta cancellazione.</text:span></text:p>
      <text:p text:style-name="P7"/>
      <text:p text:style-name="P7"><text:span text:style-name="T4"/></text:p>
      <text:p text:style-name="P7"><text:span text:style-name="T4"/></text:p>
      <text:p text:style-name="P7"><text:span text:style-name="T4"/></text:p>
      <text:p text:style-name="P7"><text:span text:style-name="T4"/></text:p>
      <text:p text:style-name="P1"><text:span text:style-name="T4">Task</text:span><text:span text:style-name="T4">: </text:span><text:span text:style-name="T6">V</text:span><text:span text:style-name="T6">isualizza Profil</text:span><text:span text:style-name="T6">o</text:span></text:p>
      <text:p text:style-name="P1"><text:span text:style-name="T4">Azione:</text:span><text:span text:style-name="T1"> Premere la voce “</text:span><text:span text:style-name="T3">Profilo</text:span><text:span text:style-name="T1">” dal menù</text:span></text:p>
      <text:p text:style-name="P1"><text:span text:style-name="T4">Domanda 1</text:span><text:span text:style-name="T1">: </text:span><text:span text:style-name="T4">L’utente tenterà di produrre l’effetto che produce l’azione?</text:span></text:p>
      <text:p text:style-name="P1"><text:span text:style-name="T2">Si, L’interfaccia è chiara all'utente, l'azione da eseguire risponde alle aspettative</text:span><text:span text:style-name="T7">.</text:span></text:p>
      <text:p text:style-name="P1"><text:span text:style-name="T5">Domanda 2: </text:span><text:span text:style-name="T4">L’utente noterà che è disponibile sull’interfaccia la corretta azione da eseguire per raggiungere l’obiettivo del compito?</text:span></text:p>
      <text:p text:style-name="P7">La voce “<text:span text:style-name="T9">Profilo</text:span>” è visibile sul <text:span text:style-name="T9">nav menu’.</text:span></text:p>
      <text:p text:style-name="P1"><text:span text:style-name="T4">Domanda 3</text:span><text:span text:style-name="T1">: </text:span><text:span text:style-name="T4">Se l’utente troverà l’azione corretta sull’interfaccia, saprà che è quella giusta per ottenere l’effetto che sta tentando di produrre?</text:span></text:p>
      <text:p text:style-name="P8">Si, l’utente capirà che l’azione è corretta dato che non ci sono altri pulsanti uguali a quello selezionato e l’azione produrrà un risultato che informa l’utente.</text:p>
      <text:p text:style-name="P1"><text:span text:style-name="T5">Domanda 4: </text:span><text:span text:style-name="T4">Una volta eseguita l’azione, l’utente comprenderà il feedback che ottiene? Assocerà il risultato dell’azione con il conseguimento dell’obiettivo?</text:span></text:p>
      <text:p text:style-name="P7">Si, il feedback ottenuto è chiaro, infatti una volta selezionata la voce “<text:span text:style-name="T9">Profilo</text:span>” l’interfaccia mostrerà tutte le informazioni s<text:span text:style-name="T9">ul proprio profilo.</text:span></text:p>
      <text:p text:style-name="P7"/>
      <text:p text:style-name="P7"/>
      <text:p text:style-name="P7"/>
      <text:p text:style-name="P7"><text:span text:style-name="T4">Task</text:span><text:span text:style-name="T1">: </text:span><text:span text:style-name="T9">Forum</text:span></text:p>
      <text:p text:style-name="P1"><text:span text:style-name="T4">Azione:</text:span><text:span text:style-name="T1"> Premere la voce “</text:span><text:span text:style-name="T3">Forum</text:span><text:span text:style-name="T1">” dal menù</text:span></text:p>
      <text:p text:style-name="P1"><text:span text:style-name="T4">Domanda 1</text:span><text:span text:style-name="T1">: </text:span><text:span text:style-name="T4">L’utente tenterà di produrre l’effetto che produce l’azione?</text:span></text:p>
      <text:p text:style-name="P1"><text:span text:style-name="T2">Si, L’interfaccia è chiara all'utente, l'azione da eseguire risponde alle aspettative</text:span><text:span text:style-name="T7">.</text:span></text:p>
      <text:p text:style-name="P1"><text:span text:style-name="T5">Domanda 2: </text:span><text:span text:style-name="T4">L’utente noterà che è disponibile sull’interfaccia la corretta azione da eseguire per raggiungere l’obiettivo del compito?</text:span></text:p>
      <text:p text:style-name="P7">La voce “<text:span text:style-name="T9">Forum”</text:span> è visibile sul menù.</text:p>
      <text:p text:style-name="P1"><text:span text:style-name="T4">Domanda 3</text:span><text:span text:style-name="T1">: </text:span><text:span text:style-name="T4">Se l’utente troverà l’azione corretta sull’interfaccia, saprà che è quella giusta per ottenere l’effetto che sta tentando di produrre?</text:span></text:p>
      <text:p text:style-name="P8">Si, l’utente capirà che l’azione è corretta dato che non ci sono altri pulsanti uguali a quello selezionato e l’azione produrrà un risultato che informa l’utente.</text:p>
      <text:p text:style-name="P1"><text:span text:style-name="T5">Domanda 4: </text:span><text:span text:style-name="T4">Una volta eseguita l’azione, l’utente comprenderà il feedback che ottiene? Assocerà il risultato dell’azione con il conseguimento dell’obiettivo?</text:span></text:p>
      <text:p text:style-name="P7">Si, il feedback ottenuto è chiaro, infatti una volta selezionata la voce “<text:span text:style-name="T9">forum</text:span>” <text:span text:style-name="T9">l’utente sarà reindirizzato a una nuova pagima contenente l’interfaccia del forum.</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Mangal1" svg:font-family="Mangal"/>
    <style:font-face style:name="Courier New" svg:font-family="'Courier New'" style:font-adornments="Normale"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 style:family="paragraph" style:default-outline-level="" style:list-style-name="">
      <style:paragraph-properties fo:margin-top="0cm" fo:margin-bottom="0cm" loext:contextual-spacing="false" fo:line-height="100%" fo:orphans="2" fo:widows="2"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1" style:display-name="ListLabel 1"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9:45:13.317000000</meta:creation-date>
    <dc:date>2018-12-05T10:48:20.331000000</dc:date>
    <meta:editing-duration>PT1H3M9S</meta:editing-duration>
    <meta:editing-cycles>1</meta:editing-cycles>
    <meta:document-statistic meta:table-count="0" meta:image-count="0" meta:object-count="0" meta:page-count="6" meta:paragraph-count="114" meta:word-count="1850" meta:character-count="12674" meta:non-whitespace-character-count="10955"/>
    <meta:generator>LibreOffice/6.1.3.2$Windows_x86 LibreOffice_project/86daf60bf00efa86ad547e59e09d6bb77c699acb</meta:generator>
  </office:meta>
</office:document-meta>
</file>